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28.4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068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מגורים רב קומות</text:span></text:p>
      <text:p text:style-name="P10"/>
      <text:p text:style-name="Standard"><text:span text:style-name="T4">כתובת</text:span><text:span text:style-name="T1"> <text:s/>אח"י להב 3 ראשון לציון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/></text:span></text:p>
      <text:p text:style-name="P4"/>
      <text:p text:style-name="Standard"><text:span text:style-name="T4">מיקום מפסק זרם ראשי</text:span><text:span text:style-name="T1"> <text:s/>פאנל כבאים מפלס כניסה ראשית. <text:s text:c="3"/>חדר חשמל ראשי קומת קרקע <text:s text:c="22"/></text:span></text:p>
      <text:p text:style-name="Standard"><text:span text:style-name="T1"><text:s text:c="100"/>בלובי. <text:s text:c="67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סמוך לרחבת היערכות בצד הצפון מזרחי והצפון מערבי. 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 מקורה 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מחסנים בקומת מרתף , קרקע ,וגלריה.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6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בחצר הבניין, צד צפון מזרח.</text:span></text:p>
          </table:table-cell>
        </table:table-row>
      </table:table>
      <text:p text:style-name="P4"><text:bookmark text:name="_GoBack"/></text:p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צובר גפ"מ בחצר הבניין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תחתון נמצא בקומת מרתף האגף מחסנים חדר עליון נמצא בקומת הגג העליונה.</text:span></text:p>
            <text:p text:style-name="P1"><text:span text:style-name="T1">מגוף שליטה ספרינקלרים נמצא בכול קומה סמוך למעלית 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גנרטור חירום נמצא בקומת מרתף בחלקו הדרום מזרחי של הבניין. <text:s/></text:span>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2-01-05T11:00:00</meta:print-date>
    <meta:creation-date>2014-04-28T05:31:00</meta:creation-date>
    <dc:date>2014-04-28T05:31:00</dc:date>
    <meta:editing-duration>P0D</meta:editing-duration>
    <meta:generator>OpenOffice/4.0.1$Win32 OpenOffice.org_project/401m5$Build-9714</meta:generator>
    <meta:document-statistic meta:table-count="6" meta:image-count="0" meta:object-count="0" meta:page-count="1" meta:paragraph-count="54" meta:word-count="201" meta:character-count="19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